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8cm" svg:x="1.171cm" svg:y="1.85cm">
          <text:p text:style-name="P1">ABCD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.4cm" svg:height="1.8cm" svg:x="4.971cm" svg:y="1.85cm">
          <text:p text:style-name="P1">EFGH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.4cm" svg:height="1.8cm" svg:x="8.771cm" svg:y="1.85cm">
          <text:p text:style-name="P1">IJK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1.4cm" svg:height="1.8cm" svg:x="12.571cm" svg:y="1.85cm">
          <text:p text:style-name="P1">MNOP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" draw:text-style-name="P2" draw:layer="layout" svg:x1="3.2cm" svg:y1="2.8cm" svg:x2="4.4cm" svg:y2="2.8cm">
          <text:p/>
        </draw:line>
        <draw:line draw:style-name="gr2" draw:text-style-name="P2" draw:layer="layout" svg:x1="7cm" svg:y1="2.8cm" svg:x2="8.2cm" svg:y2="2.8cm">
          <text:p/>
        </draw:line>
        <draw:line draw:style-name="gr2" draw:text-style-name="P2" draw:layer="layout" svg:x1="10.8cm" svg:y1="2.8cm" svg:x2="12cm" svg:y2="2.8cm">
          <text:p/>
        </draw:line>
        <draw:frame draw:style-name="gr3" draw:text-style-name="P1" draw:layer="layout" svg:width="1.582cm" svg:height="0.683cm" svg:x="12.466cm" svg:y="0.917cm">
          <draw:text-box>
            <text:p text:style-name="P2"><text:span text:style-name="T1">HEAD</text:span></text:p>
          </draw:text-box>
        </draw:frame>
        <draw:frame draw:style-name="gr3" draw:text-style-name="P1" draw:layer="layout" svg:width="2.022cm" svg:height="0.683cm" svg:x="8.466cm" svg:y="0.918cm">
          <draw:text-box>
            <text:p text:style-name="P2"><text:span text:style-name="T1">HEAD~1</text:span></text:p>
          </draw:text-box>
        </draw:frame>
        <draw:frame draw:style-name="gr3" draw:text-style-name="P1" draw:layer="layout" svg:width="2.022cm" svg:height="0.683cm" svg:x="4.666cm" svg:y="0.919cm">
          <draw:text-box>
            <text:p text:style-name="P2"><text:span text:style-name="T1">HEAD~2</text:span></text:p>
          </draw:text-box>
        </draw:frame>
        <draw:frame draw:style-name="gr3" draw:text-style-name="P1" draw:layer="layout" svg:width="2.022cm" svg:height="0.683cm" svg:x="0.866cm" svg:y="0.92cm">
          <draw:text-box>
            <text:p text:style-name="P2"><text:span text:style-name="T1">HEAD~3</text:span></text:p>
          </draw:text-box>
        </draw:frame>
        <draw:frame draw:style-name="gr3" draw:text-style-name="P1" draw:layer="layout" svg:width="1.687cm" svg:height="0.683cm" svg:x="12.466cm" svg:y="4.017cm">
          <draw:text-box>
            <text:p text:style-name="P2"><text:span text:style-name="T1">87fe65</text:span></text:p>
          </draw:text-box>
        </draw:frame>
        <draw:frame draw:style-name="gr3" draw:text-style-name="P1" draw:layer="layout" svg:width="1.776cm" svg:height="0.683cm" svg:x="8.466cm" svg:y="4.018cm">
          <draw:text-box>
            <text:p text:style-name="P2"><text:span text:style-name="T1">34cd56</text:span></text:p>
          </draw:text-box>
        </draw:frame>
        <draw:frame draw:style-name="gr3" draw:text-style-name="P1" draw:layer="layout" svg:width="1.797cm" svg:height="0.683cm" svg:x="4.666cm" svg:y="4.019cm">
          <draw:text-box>
            <text:p text:style-name="P2"><text:span text:style-name="T1">9b8765</text:span></text:p>
          </draw:text-box>
        </draw:frame>
        <draw:frame draw:style-name="gr3" draw:text-style-name="P1" draw:layer="layout" svg:width="1.797cm" svg:height="0.683cm" svg:x="0.966cm" svg:y="4.02cm">
          <draw:text-box>
            <text:p text:style-name="P2"><text:span text:style-name="T1">1a234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3-12-04T05:33:17</dc:date>
    <meta:editing-duration>PT43S</meta:editing-duration>
    <meta:editing-cycles>3</meta:editing-cycles>
    <meta:generator>LibreOffice/4.0.4.2$MacOSX_x86 LibreOffice_project/9e9821abd0ffdbc09cd8c52eaa574fa09eb08f2</meta:generator>
    <meta:document-statistic meta:object-count="15"/>
  </office:meta>
</office:document-meta>
</file>